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8000001E5AF4C4CE67E820B5E.png" manifest:media-type="image/png"/>
  <manifest:file-entry manifest:full-path="Pictures/1000000000000212000002B6B5B7CA33DA25CDA1.png" manifest:media-type="image/png"/>
  <manifest:file-entry manifest:full-path="Pictures/10000000000001BA000001CB240F05142E382D75.png" manifest:media-type="image/png"/>
  <manifest:file-entry manifest:full-path="Pictures/10000000000003570000031FE229635968991F39.png" manifest:media-type="image/png"/>
  <manifest:file-entry manifest:full-path="Pictures/10000000000001960000035D5FD0B55ED2DAD3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6.2543in" draw:z-index="0"><draw:image xlink:href="Pictures/10000000000003570000031FE229635968991F3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P1"><draw:frame draw:style-name="fr2" draw:name="Image2" text:anchor-type="paragraph" svg:x="0.1071in" svg:y="-0.1307in" svg:width="4.2291in" svg:height="8.9689in" draw:z-index="1"><draw:image xlink:href="Pictures/10000000000001960000035D5FD0B55ED2DAD30E.png" xlink:type="simple" xlink:show="embed" xlink:actuate="onLoad" loext:mime-type="image/x-vclgraphic"/></draw:frame></text:p>
      <text:p text:style-name="P1"><draw:frame draw:style-name="fr3" draw:name="Image3" text:anchor-type="paragraph" svg:width="4.6043in" svg:height="4.7811in" draw:z-index="2"><draw:image xlink:href="Pictures/10000000000001BA000001CB240F05142E382D75.png" xlink:type="simple" xlink:show="embed" xlink:actuate="onLoad" loext:mime-type="image/x-vclgraphic"/></draw:frame></text:p>
      <text:p text:style-name="P1"><draw:frame draw:style-name="fr3" draw:name="Image4" text:anchor-type="paragraph" svg:width="5.5209in" svg:height="7.2291in" draw:z-index="3"><draw:image xlink:href="Pictures/1000000000000212000002B6B5B7CA33DA25CDA1.png" xlink:type="simple" xlink:show="embed" xlink:actuate="onLoad" loext:mime-type="image/x-vclgraphic"/></draw:frame></text:p>
      <text:p text:style-name="P1"><draw:frame draw:style-name="fr3" draw:name="Image5" text:anchor-type="paragraph" svg:width="4.75in" svg:height="5.052in" draw:z-index="4"><draw:image xlink:href="Pictures/10000000000001C8000001E5AF4C4CE67E820B5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9:45:23.741221751</meta:creation-date>
    <dc:date>2020-05-27T09:47:52.410818878</dc:date>
    <meta:editing-duration>PT14S</meta:editing-duration>
    <meta:editing-cycles>1</meta:editing-cycles>
    <meta:document-statistic meta:table-count="0" meta:image-count="5" meta:object-count="0" meta:page-count="5" meta:paragraph-count="0" meta:word-count="0" meta:character-count="0" meta:non-whitespace-character-count="0"/>
    <meta:generator>LibreOffice/6.0.7.3$Linux_X86_64 LibreOffice_project/00m0$Build-3</meta:generator>
  </office:meta>
</office:document-meta>
</file>